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f7736" officeooo:paragraph-rsid="001f7736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24f500" officeooo:paragraph-rsid="0024f500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2pt" officeooo:rsid="001fe3d0" officeooo:paragraph-rsid="001fe3d0" style:font-size-asian="10.5pt" style:font-size-complex="12pt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208452" officeooo:paragraph-rsid="00208452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1f7736" officeooo:paragraph-rsid="001f7736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rsid="0029bdb4" officeooo:paragraph-rsid="0029bdb4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officeooo:rsid="00267261" officeooo:paragraph-rsid="00267261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none" fo:font-weight="normal" officeooo:rsid="00267261" officeooo:paragraph-rsid="00267261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208452" officeooo:paragraph-rsid="0020845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4f500" officeooo:paragraph-rsid="0024f500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text-position="0% 100%" fo:font-size="12pt" style:text-underline-style="none" fo:font-weight="normal" officeooo:rsid="002fedff" officeooo:paragraph-rsid="002fedff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text-position="0% 100%" fo:font-size="12pt" style:text-underline-style="none" fo:font-weight="normal" officeooo:rsid="002e6f9f" officeooo:paragraph-rsid="002e6f9f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text-position="0% 100%" fo:font-size="12pt" style:text-underline-style="solid" style:text-underline-width="auto" style:text-underline-color="font-color" fo:font-weight="bold" officeooo:rsid="002cc4e6" officeooo:paragraph-rsid="002e6f9f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position="0% 100%" fo:font-size="12pt" style:text-underline-style="solid" style:text-underline-width="auto" style:text-underline-color="font-color" fo:font-weight="normal" officeooo:rsid="0037ee45" officeooo:paragraph-rsid="0037ee4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paragraph-rsid="00381721"/>
    </style:style>
    <style:style style:name="P16" style:family="paragraph" style:parent-style-name="Standard">
      <style:paragraph-properties fo:break-before="page"/>
      <style:text-properties fo:font-size="15pt" style:text-underline-style="solid" style:text-underline-width="auto" style:text-underline-color="font-color" fo:font-weight="bold" officeooo:rsid="00338e5a" officeooo:paragraph-rsid="00338e5a" style:font-size-asian="13.1000003814697pt" style:font-weight-asian="bold" style:font-size-complex="15pt" style:font-weight-complex="bold"/>
    </style:style>
    <style:style style:name="P17" style:family="paragraph" style:parent-style-name="Standard" style:list-style-name="L1">
      <style:text-properties fo:font-size="12pt" fo:font-weight="normal" officeooo:rsid="0024f500" officeooo:paragraph-rsid="0024f500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text-properties fo:font-size="12pt" fo:font-weight="normal" officeooo:rsid="0024f500" officeooo:paragraph-rsid="0024f500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text-properties fo:font-size="12pt" officeooo:rsid="001f7736" officeooo:paragraph-rsid="001f7736" style:font-size-asian="10.5pt" style:font-size-complex="12pt"/>
    </style:style>
    <style:style style:name="P20" style:family="paragraph" style:parent-style-name="Standard" style:list-style-name="L3">
      <style:text-properties fo:font-size="12pt" officeooo:rsid="001fe3d0" officeooo:paragraph-rsid="001fe3d0" style:font-size-asian="10.5pt" style:font-size-complex="12pt"/>
    </style:style>
    <style:style style:name="P21" style:family="paragraph" style:parent-style-name="Standard" style:list-style-name="L4">
      <style:text-properties fo:font-size="12pt" style:text-underline-style="none" fo:font-weight="normal" officeooo:rsid="00208452" officeooo:paragraph-rsid="00208452" style:font-size-asian="10.5pt" style:font-weight-asian="normal" style:font-size-complex="12pt" style:font-weight-complex="normal"/>
    </style:style>
    <style:style style:name="P22" style:family="paragraph" style:parent-style-name="Standard" style:list-style-name="L5">
      <style:text-properties fo:font-size="12pt" style:text-underline-style="none" fo:font-weight="normal" officeooo:rsid="00208452" officeooo:paragraph-rsid="00208452" style:font-size-asian="10.5pt" style:font-weight-asian="normal" style:font-size-complex="12pt" style:font-weight-complex="normal"/>
    </style:style>
    <style:style style:name="P23" style:family="paragraph" style:parent-style-name="Standard" style:list-style-name="L6">
      <style:text-properties fo:font-size="12pt" style:text-underline-style="none" fo:font-weight="normal" officeooo:rsid="00267261" officeooo:paragraph-rsid="00267261" style:font-size-asian="10.5pt" style:font-weight-asian="normal" style:font-size-complex="12pt" style:font-weight-complex="normal"/>
    </style:style>
    <style:style style:name="P24" style:family="paragraph" style:parent-style-name="Standard" style:list-style-name="L6">
      <style:text-properties fo:font-size="12pt" style:text-underline-style="none" fo:font-weight="normal" officeooo:rsid="0029bdb4" officeooo:paragraph-rsid="0029bdb4" style:font-size-asian="10.5pt" style:font-weight-asian="normal" style:font-size-complex="12pt" style:font-weight-complex="normal"/>
    </style:style>
    <style:style style:name="P25" style:family="paragraph" style:parent-style-name="Standard" style:list-style-name="L7">
      <style:text-properties fo:font-size="12pt" style:text-underline-style="none" fo:font-weight="normal" officeooo:rsid="002b0f3a" officeooo:paragraph-rsid="002b0f3a" style:font-size-asian="10.5pt" style:font-weight-asian="normal" style:font-size-complex="12pt" style:font-weight-complex="normal"/>
    </style:style>
    <style:style style:name="P26" style:family="paragraph" style:parent-style-name="Standard" style:list-style-name="L7">
      <style:text-properties fo:font-size="12pt" style:text-underline-style="solid" style:text-underline-width="auto" style:text-underline-color="font-color" fo:font-weight="bold" officeooo:rsid="002b0f3a" officeooo:paragraph-rsid="002b0f3a" style:font-size-asian="10.5pt" style:font-weight-asian="bold" style:font-size-complex="12pt" style:font-weight-complex="bold"/>
    </style:style>
    <style:style style:name="P27" style:family="paragraph" style:parent-style-name="Standard" style:list-style-name="L7">
      <style:text-properties style:text-position="0% 100%" fo:font-size="12pt" style:text-underline-style="none" fo:font-weight="normal" officeooo:rsid="002b0f3a" officeooo:paragraph-rsid="002b0f3a" style:font-size-asian="10.5pt" style:font-weight-asian="normal" style:font-size-complex="12pt" style:font-weight-complex="normal"/>
    </style:style>
    <style:style style:name="P28" style:family="paragraph" style:parent-style-name="Standard" style:list-style-name="L8">
      <style:text-properties style:text-position="0% 100%" fo:font-size="12pt" style:text-underline-style="none" fo:font-weight="normal" officeooo:rsid="0030ff79" officeooo:paragraph-rsid="0030ff79" style:font-size-asian="10.5pt" style:font-weight-asian="normal" style:font-size-complex="12pt" style:font-weight-complex="normal"/>
    </style:style>
    <style:style style:name="P29" style:family="paragraph" style:parent-style-name="Standard" style:list-style-name="L10">
      <style:paragraph-properties fo:text-align="justify" style:justify-single-word="false"/>
      <style:text-properties style:text-position="0% 100%" fo:font-size="12pt" style:text-underline-style="none" fo:font-weight="normal" officeooo:rsid="0034838d" officeooo:paragraph-rsid="0034838d" style:font-size-asian="10.5pt" style:font-weight-asian="normal" style:font-size-complex="12pt" style:font-weight-complex="normal"/>
    </style:style>
    <style:style style:name="P30" style:family="paragraph" style:parent-style-name="Standard" style:list-style-name="L11">
      <style:paragraph-properties fo:text-align="justify" style:justify-single-word="false"/>
      <style:text-properties style:text-position="0% 100%" fo:font-size="12pt" style:text-underline-style="none" fo:font-weight="normal" officeooo:rsid="0037ee45" officeooo:paragraph-rsid="00381721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position="0% 100%" fo:font-size="12pt" style:text-underline-style="none" fo:font-weight="normal" officeooo:rsid="0037ee45" officeooo:paragraph-rsid="0037ee45" style:font-size-asian="10.5pt" style:font-weight-asian="normal" style:font-size-complex="12pt" style:font-weight-complex="normal"/>
    </style:style>
    <style:style style:name="P32" style:family="paragraph" style:parent-style-name="Standard" style:list-style-name="L12">
      <style:paragraph-properties fo:text-align="justify" style:justify-single-word="false"/>
      <style:text-properties style:text-position="0% 100%" fo:font-size="12pt" style:text-underline-style="none" fo:font-weight="normal" officeooo:rsid="00381721" officeooo:paragraph-rsid="0038172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position="0% 100%" fo:font-size="12pt" style:text-underline-style="none" fo:font-weight="normal" officeooo:rsid="00381721" officeooo:paragraph-rsid="00381721" style:font-size-asian="10.5pt" style:font-weight-asian="normal" style:font-size-complex="12pt" style:font-weight-complex="normal"/>
    </style:style>
    <style:style style:name="P34" style:family="paragraph" style:parent-style-name="Standard" style:list-style-name="L13">
      <style:paragraph-properties fo:text-align="justify" style:justify-single-word="false"/>
      <style:text-properties style:text-position="0% 100%" fo:font-size="12pt" style:text-underline-style="none" fo:font-weight="normal" officeooo:rsid="00381721" officeooo:paragraph-rsid="00381721" style:font-size-asian="10.5pt" style:font-weight-asian="normal" style:font-size-complex="12pt" style:font-weight-complex="normal"/>
    </style:style>
    <style:style style:name="P35" style:family="paragraph" style:parent-style-name="Standard" style:list-style-name="L14">
      <style:paragraph-properties fo:text-align="justify" style:justify-single-word="false"/>
      <style:text-properties style:text-position="0% 100%" fo:font-size="12pt" style:text-underline-style="none" fo:font-weight="normal" officeooo:rsid="003831c1" officeooo:paragraph-rsid="003831c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text-position="0% 100%" fo:font-size="12pt" style:text-underline-style="none" fo:font-weight="normal" officeooo:rsid="003831c1" officeooo:paragraph-rsid="003831c1" style:font-size-asian="10.5pt" style:font-weight-asian="normal" style:font-size-complex="12pt" style:font-weight-complex="normal"/>
    </style:style>
    <style:style style:name="P37" style:family="paragraph" style:parent-style-name="Standard" style:list-style-name="L15">
      <style:paragraph-properties fo:text-align="justify" style:justify-single-word="false"/>
      <style:text-properties style:text-position="0% 100%" fo:font-size="12pt" style:text-underline-style="none" fo:font-weight="normal" officeooo:rsid="003831c1" officeooo:paragraph-rsid="003831c1" style:font-size-asian="10.5pt" style:font-weight-asian="normal" style:font-size-complex="12pt" style:font-weight-complex="normal"/>
    </style:style>
    <style:style style:name="P38" style:family="paragraph" style:parent-style-name="Standard" style:list-style-name="L15">
      <style:paragraph-properties fo:text-align="justify" style:justify-single-word="false"/>
      <style:text-properties style:text-position="0% 100%" fo:font-size="12pt" style:text-underline-style="none" fo:font-weight="normal" officeooo:rsid="003831c1" officeooo:paragraph-rsid="0039ab50" style:font-size-asian="10.5pt" style:font-weight-asian="normal" style:font-size-complex="12pt" style:font-weight-complex="normal"/>
    </style:style>
    <style:style style:name="P39" style:family="paragraph" style:parent-style-name="Standard" style:list-style-name="L16">
      <style:paragraph-properties fo:text-align="justify" style:justify-single-word="false"/>
      <style:text-properties style:text-position="0% 100%" fo:font-size="12pt" style:text-underline-style="none" fo:font-weight="normal" officeooo:rsid="0039ab50" officeooo:paragraph-rsid="0039ab50" style:font-size-asian="10.5pt" style:font-weight-asian="normal" style:font-size-complex="12pt" style:font-weight-complex="normal"/>
    </style:style>
    <style:style style:name="P40" style:family="paragraph" style:parent-style-name="Standard" style:list-style-name="L17">
      <style:paragraph-properties fo:text-align="justify" style:justify-single-word="false"/>
      <style:text-properties style:text-position="0% 100%" fo:font-size="12pt" style:text-underline-style="none" fo:font-weight="normal" officeooo:rsid="0039ab50" officeooo:paragraph-rsid="0039ab50" style:font-size-asian="10.5pt" style:font-weight-asian="normal" style:font-size-complex="12pt" style:font-weight-complex="normal"/>
    </style:style>
    <style:style style:name="P41" style:family="paragraph" style:parent-style-name="Standard" style:list-style-name="L17">
      <style:paragraph-properties fo:text-align="justify" style:justify-single-word="false"/>
      <style:text-properties style:text-position="0% 100%" fo:font-size="12pt" style:text-underline-style="none" fo:font-weight="normal" officeooo:rsid="003aabc3" officeooo:paragraph-rsid="003aabc3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text-position="0% 100%" fo:font-size="12pt" style:text-underline-style="none" fo:font-weight="normal" officeooo:rsid="003aabc3" officeooo:paragraph-rsid="003aabc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text-position="0% 100%" fo:font-size="12pt" style:text-underline-style="none" fo:font-weight="bold" officeooo:rsid="00381721" officeooo:paragraph-rsid="00381721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text-position="0% 100%" fo:font-size="12pt" style:text-underline-style="none" fo:font-weight="bold" officeooo:rsid="003831c1" officeooo:paragraph-rsid="003831c1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text-position="0% 100%" fo:font-size="12pt" style:text-underline-style="solid" style:text-underline-width="auto" style:text-underline-color="font-color" fo:font-weight="normal" officeooo:rsid="0037ee45" officeooo:paragraph-rsid="00381721" style:font-size-asian="10.5pt" style:font-weight-asian="normal" style:font-size-complex="12pt" style:font-weight-complex="normal"/>
    </style:style>
    <style:style style:name="P46" style:family="paragraph" style:parent-style-name="Standard" style:list-style-name="L8">
      <style:text-properties officeooo:paragraph-rsid="002e6f9f"/>
    </style:style>
    <style:style style:name="P47" style:family="paragraph" style:parent-style-name="Standard" style:list-style-name="L8">
      <style:text-properties officeooo:rsid="002fb526" officeooo:paragraph-rsid="002fb526"/>
    </style:style>
    <style:style style:name="P48" style:family="paragraph" style:parent-style-name="Standard" style:list-style-name="L9">
      <style:text-properties officeooo:rsid="002fedff" officeooo:paragraph-rsid="002fedff"/>
    </style:style>
    <style:style style:name="P49" style:family="paragraph" style:parent-style-name="Standard" style:list-style-name="L10">
      <style:paragraph-properties fo:text-align="justify" style:justify-single-word="false"/>
      <style:text-properties officeooo:paragraph-rsid="00338e5a"/>
    </style:style>
    <style:style style:name="P50" style:family="paragraph" style:parent-style-name="Standard" style:list-style-name="L10">
      <style:paragraph-properties fo:text-align="justify" style:justify-single-word="false"/>
      <style:text-properties officeooo:paragraph-rsid="0033db28"/>
    </style:style>
    <style:style style:name="P51" style:family="paragraph" style:parent-style-name="Standard" style:list-style-name="L10">
      <style:paragraph-properties fo:text-align="justify" style:justify-single-word="false"/>
      <style:text-properties officeooo:rsid="0034838d" officeooo:paragraph-rsid="0034838d"/>
    </style:style>
    <style:style style:name="T1" style:family="text">
      <style:text-properties officeooo:rsid="001fe3d0"/>
    </style:style>
    <style:style style:name="T2" style:family="text">
      <style:text-properties officeooo:rsid="00208452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officeooo:rsid="00381721"/>
    </style:style>
    <style:style style:name="T6" style:family="text">
      <style:text-properties style:text-position="sub 58%" style:text-underline-style="none" fo:font-weight="normal" style:font-weight-asian="normal" style:font-weight-complex="normal"/>
    </style:style>
    <style:style style:name="T7" style:family="text">
      <style:text-properties style:text-position="0% 100%" style:text-underline-style="none"/>
    </style:style>
    <style:style style:name="T8" style:family="text">
      <style:text-properties style:text-position="0% 100%" style:text-underline-style="none" fo:font-weight="normal" style:font-weight-asian="normal" style:font-weight-complex="normal"/>
    </style:style>
    <style:style style:name="T9" style:family="text">
      <style:text-properties style:text-position="0% 100%" style:text-underline-style="none" officeooo:rsid="002e6f9f"/>
    </style:style>
    <style:style style:name="T10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11" style:family="text">
      <style:text-properties style:text-position="0% 100%" fo:font-size="12pt" style:text-underline-style="none" fo:font-weight="normal" officeooo:rsid="002cc4e6" style:font-size-asian="10.5pt" style:font-weight-asian="normal" style:font-size-complex="12pt" style:font-weight-complex="normal"/>
    </style:style>
    <style:style style:name="T12" style:family="text">
      <style:text-properties style:text-position="0% 100%" fo:font-size="12pt" style:text-underline-style="none" fo:font-weight="normal" officeooo:rsid="002e6f9f" style:font-size-asian="10.5pt" style:font-weight-asian="normal" style:font-size-complex="12pt" style:font-weight-complex="normal"/>
    </style:style>
    <style:style style:name="T13" style:family="text">
      <style:text-properties style:text-position="0% 100%" fo:font-size="12pt" style:text-underline-style="none" fo:font-weight="normal" officeooo:rsid="002fedff" style:font-size-asian="10.5pt" style:font-weight-asian="normal" style:font-size-complex="12pt" style:font-weight-complex="normal"/>
    </style:style>
    <style:style style:name="T14" style:family="text">
      <style:text-properties style:text-position="0% 100%" fo:font-size="12pt" style:text-underline-style="none" fo:font-weight="normal" officeooo:rsid="003388c1" style:font-size-asian="10.5pt" style:font-weight-asian="normal" style:font-size-complex="12pt" style:font-weight-complex="normal"/>
    </style:style>
    <style:style style:name="T15" style:family="text">
      <style:text-properties style:text-position="0% 100%" fo:font-size="12pt" style:text-underline-style="none" fo:font-weight="normal" officeooo:rsid="00338e5a" style:font-size-asian="10.5pt" style:font-weight-asian="normal" style:font-size-complex="12pt" style:font-weight-complex="normal"/>
    </style:style>
    <style:style style:name="T16" style:family="text">
      <style:text-properties style:text-position="0% 100%" fo:font-size="12pt" style:text-underline-style="none" fo:font-weight="normal" officeooo:rsid="0033db28" style:font-size-asian="10.5pt" style:font-weight-asian="normal" style:font-size-complex="12pt" style:font-weight-complex="normal"/>
    </style:style>
    <style:style style:name="T17" style:family="text">
      <style:text-properties style:text-position="0% 100%" fo:font-size="12pt" style:text-underline-style="none" fo:font-weight="normal" officeooo:rsid="0034838d" style:font-size-asian="10.5pt" style:font-weight-asian="normal" style:font-size-complex="12pt" style:font-weight-complex="normal"/>
    </style:style>
    <style:style style:name="T18" style:family="text">
      <style:text-properties style:text-position="0% 100%" fo:font-size="12pt" style:text-underline-style="none" fo:font-weight="normal" officeooo:rsid="0037ee45" style:font-size-asian="10.5pt" style:font-weight-asian="normal" style:font-size-complex="12pt" style:font-weight-complex="normal"/>
    </style:style>
    <style:style style:name="T19" style:family="text">
      <style:text-properties style:text-position="0% 100%" fo:font-size="12pt" style:text-underline-style="none" fo:font-weight="normal" officeooo:rsid="00381721" style:font-size-asian="10.5pt" style:font-weight-asian="normal" style:font-size-complex="12pt" style:font-weight-complex="normal"/>
    </style:style>
    <style:style style:name="T20" style:family="text">
      <style:text-properties style:text-position="0% 100%" fo:font-size="12pt" style:text-underline-style="none" fo:font-weight="bold" officeooo:rsid="00338e5a" style:font-size-asian="10.5pt" style:font-weight-asian="bold" style:font-size-complex="12pt" style:font-weight-complex="bold"/>
    </style:style>
    <style:style style:name="T21" style:family="text">
      <style:text-properties style:text-position="0% 100%" fo:font-size="12pt" style:text-underline-style="solid" style:text-underline-width="auto" style:text-underline-color="font-color" fo:font-weight="normal" officeooo:rsid="00338e5a" style:font-size-asian="10.5pt" style:font-weight-asian="normal" style:font-size-complex="12pt" style:font-weight-complex="normal"/>
    </style:style>
    <style:style style:name="T22" style:family="text">
      <style:text-properties officeooo:rsid="003aab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godki</text:p>
      <text:p text:style-name="P10">npr. klik na ikono, vpis ukazne vrstice</text:p>
      <text:p text:style-name="P10">Zunanji dogodki</text:p>
      <text:list xml:id="list2762200464" text:style-name="L1">
        <text:list-item>
          <text:p text:style-name="P17">poskus vdora</text:p>
        </text:list-item>
        <text:list-item>
          <text:p text:style-name="P17">zahteva po komunikaciji</text:p>
        </text:list-item>
      </text:list>
      <text:p text:style-name="P10">Notranji dogodki</text:p>
      <text:list xml:id="list2781296901" text:style-name="L2">
        <text:list-item>
          <text:p text:style-name="P18">deljenje z 0</text:p>
        </text:list-item>
        <text:list-item>
          <text:p text:style-name="P18">konec prenosa podatkov disk → glavni pomnilnik</text:p>
        </text:list-item>
        <text:list-item>
          <text:p text:style-name="P18">nedovoljen dostop do pomn. lokacije</text:p>
        </text:list-item>
      </text:list>
      <text:p text:style-name="P1">Prekinitvene zahteve</text:p>
      <text:p text:style-name="P5">Vrste prekinitve</text:p>
      <text:list xml:id="list343903283" text:style-name="L3">
        <text:list-item>
          <text:p text:style-name="P19">strojne – npr. naprava poslje zahtevo STOJ! in prekine tekoc<text:span text:style-name="T2">e</text:span> opravil<text:span text:style-name="T2">e</text:span> CPE (konec V/I operacije)</text:p>
        </text:list-item>
        <text:list-item>
          <text:p text:style-name="P19">programske – <text:span text:style-name="T1">sprozi jih tekoci proces</text:span></text:p>
          <text:list>
            <text:list-item>
              <text:p text:style-name="P20">past (deljenje z 0; nedovoljen ukaz…)</text:p>
            </text:list-item>
            <text:list-item>
              <text:p text:style-name="P20">sistemski klic</text:p>
            </text:list-item>
          </text:list>
        </text:list-item>
      </text:list>
      <text:p text:style-name="P3">V obeh primerih (a, b) bo CPE prekinil tekoc<text:span text:style-name="T2">e</text:span> opravil<text:span text:style-name="T2">o</text:span> in se posvetil dogodku</text:p>
      <text:p text:style-name="P4">Potek prekinitve</text:p>
      <text:p text:style-name="P9">Ko se pojavi STOJ!</text:p>
      <text:list xml:id="list2015699417" text:style-name="L4">
        <text:list-item>
          <text:p text:style-name="P21">CPE prekine tekoce opravilo</text:p>
        </text:list-item>
        <text:list-item>
          <text:p text:style-name="P21">izvede prekinitveni servisni program (PSP), s katerim se odzove na dogodek</text:p>
        </text:list-item>
        <text:list-item>
          <text:p text:style-name="P21">nadaljuje prekinjeno opravilo </text:p>
        </text:list-item>
      </text:list>
      <text:p text:style-name="P4">Izvedbe prekinitev</text:p>
      <text:list xml:id="list267253340" text:style-name="L5">
        <text:list-item>
          <text:p text:style-name="P22">programsko izprasevanje (polling)</text:p>
        </text:list-item>
        <text:list-item>
          <text:p text:style-name="P22">vektorsko prekinjanje</text:p>
        </text:list-item>
      </text:list>
      <text:p text:style-name="P7">Programsko izprasevanje</text:p>
      <text:p text:style-name="P8">ko se pojavi STOJ!</text:p>
      <text:list xml:id="list163986612" text:style-name="L6">
        <text:list-item>
          <text:p text:style-name="P23">CPE prekine tekoce opravilo</text:p>
        </text:list-item>
        <text:list-item>
          <text:p text:style-name="P23">zazene se skupni PSP (interrupt handler), ki ugotovi, od kje je prisla prekinitvena zahteva</text:p>
        </text:list-item>
        <text:list-item>
          <text:p text:style-name="P23">potem se zazene ustrezni PSP</text:p>
        </text:list-item>
        <text:list-item>
          <text:p text:style-name="P23">nadaljuje se prekinjeno opravilo</text:p>
          <text:p text:style-name="P24">+ enostavnost</text:p>
          <text:p text:style-name="P24">- pocasnost</text:p>
        </text:list-item>
      </text:list>
      <text:p text:style-name="P6">Vektorsko prekinjanje</text:p>
      <text:list xml:id="list2810528291" text:style-name="L7">
        <text:list-item>
          <text:p text:style-name="P25">v gl. pomnilniku je prekinitveni vektor</text:p>
        </text:list-item>
        <text:list-item>
          <text:p text:style-name="P25">naprave (izvor) poslje se podatke za prek. vektor</text:p>
        </text:list-item>
        <text:list-item>
          <text:p text:style-name="P25">CPE prekine tekoe opravilo (shrani PC na sklad)</text:p>
        </text:list-item>
        <text:list-item>
          <text:p text:style-name="P26"><text:span text:style-name="T4">uporabi i da prebere A</text:span><text:span text:style-name="T6">i</text:span><text:span text:style-name="T8"> in ga vpise v PC</text:span><text:span text:style-name="T4"> </text:span></text:p>
        </text:list-item>
        <text:list-item>
          <text:p text:style-name="P26"><text:span text:style-name="T4">izvede PSP</text:span><text:span text:style-name="T6">i</text:span></text:p>
        </text:list-item>
        <text:list-item>
          <text:p text:style-name="P27">nadaljuje preninjeno delo (s sklada vzame PC, … in restavrira stanje procesorja ob prekinitvi)</text:p>
        </text:list-item>
      </text:list>
      <text:p text:style-name="P13">Prekinjanje prekinitev</text:p>
      <text:list xml:id="list3835918499" text:style-name="L8">
        <text:list-item>
          <text:p text:style-name="P46"><text:span text:style-name="T11">Vecinoma se PSP lahko zopet prekine </text:span><text:span text:style-name="T12">(gnezdene prekinitve)</text:span></text:p>
        </text:list-item>
        <text:list-item>
          <text:p text:style-name="P47"><text:span text:style-name="T12">t</text:span><text:span text:style-name="T10">u se uporabljajo prioritete prekinitvenih zahtev</text:span></text:p>
        </text:list-item>
        <text:list-item>
          <text:p text:style-name="P47"><text:span text:style-name="T10">tako pre</text:span><text:span text:style-name="T13">k</text:span><text:span text:style-name="T10">injanje lahko prinasa nevarnosti, ki se jih moramo zavedati</text:span></text:p>
          <text:p text:style-name="P28">+ vecja prilagodljivost</text:p>
          <text:p text:style-name="P28">- potrebna pozornost pri programiranju</text:p>
        </text:list-item>
      </text:list>
      <text:p text:style-name="P11">Brez gnezdenih prekinitev</text:p>
      <text:list xml:id="list2435852470" text:style-name="L9">
        <text:list-item>
          <text:p text:style-name="P48"><text:span text:style-name="T10">obicajno enostavnejse </text:span><text:span text:style-name="T14">naprave</text:span></text:p>
        </text:list-item>
      </text:list>
      <text:p text:style-name="P12"/>
      <text:p text:style-name="P16"><text:span text:style-name="T9">V</text:span><text:span text:style-name="T7">hod in izhod racunalniskega sistema</text:span></text:p>
      <text:list xml:id="list143074327" text:style-name="L10">
        <text:list-item>
          <text:p text:style-name="P49"><text:span text:style-name="T21">V/I sistem</text:span><text:span text:style-name="T20"> </text:span><text:span text:style-name="T15">= V/I naprave + krmilniki, ki skrbijo za te naprave + programi za V/I operacije</text:span></text:p>
        </text:list-item>
        <text:list-item>
          <text:p text:style-name="P50"><text:span text:style-name="T16">Krmilnik: skrbi za podrobnosti pri prenosu podatkov med V/I in svojim pomnilnikom (npr. opazuje stanje V/I naprave, </text:span><text:span text:style-name="T17">popravlja napake pri prenosu</text:span><text:span text:style-name="T16">)</text:span></text:p>
        </text:list-item>
        <text:list-item>
          <text:p text:style-name="P51"><text:span text:style-name="T16">r</text:span><text:span text:style-name="T10">egistri</text:span></text:p>
          <text:list>
            <text:list-item>
              <text:p text:style-name="P29">statusni registri (stanje V/I naprave)</text:p>
            </text:list-item>
            <text:list-item>
              <text:p text:style-name="P29">ukazni register (ukaz, ki naj ga izvede)</text:p>
            </text:list-item>
            <text:list-item>
              <text:p text:style-name="P29">podatkovni register/pomnilnik</text:p>
            </text:list-item>
          </text:list>
        </text:list-item>
      </text:list>
      <text:p text:style-name="P45">Potek V/I operacij</text:p>
      <text:p text:style-name="P15"><text:span text:style-name="T19"><text:tab/>1. </text:span><text:span text:style-name="T18">CPE vpise podatke v registre (pomnilnik krmilnika</text:span></text:p>
      <text:list xml:id="list1109324932" text:style-name="L11">
        <text:list-item>
          <text:list>
            <text:list-item>
              <text:p text:style-name="P30">npr. branje z diska: vpise se naslov sektorja (v podatkovni register)</text:p>
            </text:list-item>
          </text:list>
        </text:list-item>
      </text:list>
      <text:p text:style-name="P14"><text:span text:style-name="T3"><text:tab/><text:tab/><text:tab/><text:tab/> <text:s text:c="2"/>vpise se ukaz: beri (v ukazni register</text:span><text:span text:style-name="T5">)</text:span></text:p>
      <text:list xml:id="list3934986795" text:style-name="L12">
        <text:list-header>
          <text:p text:style-name="P32">2. krmilnik razpozna ukaz in parametre in to dvoje pretvori v zaporedje obseznejsih operacij/ukazov, ki jih razume V/I naprava</text:p>
          <text:list>
            <text:list-item>
              <text:p text:style-name="P32">npr. branje: krmilnik poskrbi za premik glave na ustrezno sled</text:p>
              <text:list>
                <text:list-item>
                  <text:list>
                    <text:list-header>
                      <text:p text:style-name="P32"><text:s/>prepoznavanje zacetka clijnega sektorja</text:p>
                      <text:p text:style-name="P32"><text:s/>branje bitov s sektorja in sestavljanje bajtov</text:p>
                      <text:p text:style-name="P32"><text:s/>preverjanje pravilnosti prenosa/zahtevo po ponovitvi</text:p>
                      <text:p text:style-name="P32"><text:s/>vpis v lokalni pomnilnik krmilnika</text:p>
                    </text:list-header>
                  </text:list>
                </text:list-item>
              </text:list>
            </text:list-item>
          </text:list>
          <text:p text:style-name="P32">3. ko krmilnik operacijo konca, poslje STOJ! v CPE</text:p>
        </text:list-header>
      </text:list>
      <text:p text:style-name="P33">Narocilo za V/I operacijo (npr. beri) je izdal nek proces, narocnik</text:p>
      <text:p text:style-name="P33">Kaj v casu med 1 in 3 pocne narocnik?</text:p>
      <text:p text:style-name="P33">ODG: Locimo dva pristopa:</text:p>
      <text:list xml:id="list3779157889" text:style-name="L13">
        <text:list-item>
          <text:p text:style-name="P34">sinhorni V/I</text:p>
        </text:list-item>
        <text:list-item>
          <text:p text:style-name="P34">asinhroni V/I</text:p>
        </text:list-item>
      </text:list>
      <text:p text:style-name="P43">Sinhroni V/I</text:p>
      <text:p text:style-name="P33">Narocnih caka na (3)</text:p>
      <text:list xml:id="list3038036153" text:style-name="L14">
        <text:list-item>
          <text:p text:style-name="P35">wait</text:p>
        </text:list-item>
        <text:list-item>
          <text:p text:style-name="P35">loop: jml Loop</text:p>
        </text:list-item>
        <text:list-item>
          <text:p text:style-name="P35">preverjanje statusnega registra krmilniks</text:p>
          <text:p text:style-name="P35">+ cas</text:p>
          <text:p text:style-name="P35">- procesor slabo izkoriscen</text:p>
        </text:list-item>
      </text:list>
      <text:p text:style-name="P44">Asinhroni V/I</text:p>
      <text:p text:style-name="P36">Narocnik sprva nadaljuje po svojem programu, toda v nadaljevanju je mozno marikaj:</text:p>
      <text:list xml:id="list2045139447" text:style-name="L15">
        <text:list-item>
          <text:p text:style-name="P37">lahko nadaljuje brez zatikanja (zaradi izdane V/I operacije)</text:p>
        </text:list-item>
      </text:list>
      <text:list xml:id="list778150955" text:style-name="L16">
        <text:list-item>
          <text:list>
            <text:list-item>
              <text:p text:style-name="P39">npr narocnik je narocil tiskanje podatkov</text:p>
            </text:list-item>
          </text:list>
        </text:list-item>
      </text:list>
      <text:list xml:id="list115332914231078" text:continue-list="list2045139447" text:style-name="L15">
        <text:list-item>
          <text:p text:style-name="P38">lahko se hitro izkaze, da ne more nadaljevati</text:p>
        </text:list-item>
      </text:list>
      <text:list xml:id="list1560364909" text:style-name="L17">
        <text:list-item>
          <text:p text:style-name="P40">npr narocnik zahteva branje podatkov z diska, da jih bo takoj obdelal</text:p>
        </text:list-item>
        <text:list-item>
          <text:p text:style-name="P40">tedaj narocnik sebe blokira, <text:span text:style-name="T22">in s tem sprosti CPE, da se lahko izvaja nekdo drug</text:span></text:p>
        </text:list-item>
        <text:list-item>
          <text:p text:style-name="P41">ko se V/I operacija konca, krmilnik poslje (3), ta po (preko OS) obudi narocnika</text:p>
        </text:list-item>
      </text:list>
      <text:p text:style-name="P42">+ izkoriscenost CPE</text:p>
      <text:p text:style-name="P42">- <text:s/>vecja zapletenost</text:p>
      <text:p text:style-name="P42">Danes se uporablja asinhroni</text:p>
      <text:p text:style-name="P33"/>
      <text:p text:style-name="P33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0:06:47.297528941</meta:creation-date>
    <dc:date>2019-03-07T11:53:32.698949086</dc:date>
    <meta:editing-duration>PT55M16S</meta:editing-duration>
    <meta:editing-cycles>22</meta:editing-cycles>
    <meta:generator>LibreOffice/6.1.5.2$Linux_X86_64 LibreOffice_project/10$Build-2</meta:generator>
    <meta:document-statistic meta:table-count="0" meta:image-count="0" meta:object-count="0" meta:page-count="2" meta:paragraph-count="88" meta:word-count="575" meta:character-count="3455" meta:non-whitespace-character-count="3010"/>
  </office:meta>
</office:document-meta>
</file>